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6cm" fo:min-width="4.086cm"/>
    </style:style>
    <style:style style:name="gr2" style:family="graphic" style:parent-style-name="standard">
      <style:graphic-properties draw:textarea-horizontal-align="justify" draw:textarea-vertical-align="middle" draw:auto-grow-height="false" fo:min-height="1.826cm" fo:min-width="6.576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5.168cm"/>
    </style:style>
    <style:style style:name="gr4" style:family="graphic" style:parent-style-name="standard">
      <style:graphic-properties draw:textarea-horizontal-align="justify" draw:textarea-vertical-align="middle" draw:auto-grow-height="false" fo:min-height="1.072cm" fo:min-width="4.916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4.7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4.6cm"/>
    </style:style>
    <style:style style:name="gr10" style:family="graphic" style:parent-style-name="standard">
      <style:graphic-properties draw:textarea-horizontal-align="justify" draw:textarea-vertical-align="middle" draw:auto-grow-height="false" fo:min-height="1.85cm" fo:min-width="6.4cm"/>
    </style:style>
    <style:style style:name="gr11" style:family="graphic" style:parent-style-name="standard">
      <style:graphic-properties draw:textarea-horizontal-align="justify" draw:textarea-vertical-align="middle" draw:auto-grow-height="false" fo:min-height="1.85cm" fo:min-width="6.1cm"/>
    </style:style>
    <style:style style:name="gr12" style:family="graphic" style:parent-style-name="standard">
      <style:graphic-properties draw:textarea-horizontal-align="justify" draw:textarea-vertical-align="middle" draw:auto-grow-height="false" fo:min-height="1.388cm" fo:min-width="4.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4.8cm" svg:height="2.2cm" svg:x="7.1cm" svg:y="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7.3cm" svg:height="2.3cm" svg:x="6.4cm" svg:y="26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9cm" svg:height="2.2cm" svg:x="2.4cm" svg:y="3.7cm">
          <text:p text:style-name="P1"/>
          <text:p text:style-name="P1">Podaj liczbę całkowitą </text:p>
          <text:p text:style-name="P1">n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8.6cm" svg:height="2.1cm" svg:x="2.4cm" svg:y="14.2cm">
          <text:p text:style-name="P1">Podaj liczbę</text:p>
          <text:p text:style-name="P1">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1" draw:id="id1" draw:layer="layout" svg:width="5cm" svg:height="3.8cm" svg:x="10.3cm" svg:y="11.2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3cm" svg:y1="13.1cm" svg:x2="6.7cm" svg:y2="14.2cm" draw:start-shape="id1" draw:start-glue-point="5" draw:end-shape="id2" svg:d="M10300 13100h-3600v1100" svg:viewBox="0 0 3601 1101">
          <text:p text:style-name="P1">Tak</text:p>
        </draw:connector>
        <draw:connector draw:style-name="gr7" draw:text-style-name="P1" draw:layer="layout" svg:x1="9.5cm" svg:y1="3.2cm" svg:x2="8.025cm" svg:y2="3.7cm" draw:start-shape="id3" draw:start-glue-point="2" draw:end-shape="id4" draw:end-glue-point="4" svg:d="M9500 3200v251h-1475v249" svg:viewBox="0 0 1476 501">
          <text:p/>
        </draw:connector>
        <draw:custom-shape draw:style-name="gr8" draw:text-style-name="P1" xml:id="id5" draw:id="id5" draw:layer="layout" svg:width="5.2cm" svg:height="1.7cm" svg:x="3.6cm" svg:y="6.8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5.1cm" svg:height="1.6cm" svg:x="3.9cm" svg:y="9.2cm">
          <text:p text:style-name="P1">I = 1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9cm" svg:y1="5.9cm" svg:x2="6.2cm" svg:y2="6.8cm" draw:start-shape="id4" draw:start-glue-point="8" draw:end-shape="id5" draw:end-glue-point="0" svg:d="M6900 5900v451h-700v449" svg:viewBox="0 0 701 901">
          <text:p/>
        </draw:connector>
        <draw:connector draw:style-name="gr7" draw:text-style-name="P1" draw:layer="layout" svg:x1="6.2cm" svg:y1="8.5cm" svg:x2="6.45cm" svg:y2="9.2cm" draw:start-shape="id5" draw:start-glue-point="2" draw:end-shape="id6" draw:end-glue-point="0" svg:d="M6200 8500v350h250v350" svg:viewBox="0 0 251 701">
          <text:p/>
        </draw:connector>
        <draw:connector draw:style-name="gr7" draw:text-style-name="P1" draw:layer="layout" svg:x1="6.45cm" svg:y1="10.8cm" svg:x2="12.8cm" svg:y2="11.2cm" draw:start-shape="id6" draw:start-glue-point="2" draw:end-shape="id1" draw:end-glue-point="4" svg:d="M6450 10800v501h3200v-602h3150v501" svg:viewBox="0 0 6351 603">
          <text:p/>
        </draw:connector>
        <draw:custom-shape draw:style-name="gr10" draw:text-style-name="P1" xml:id="id8" draw:id="id8" draw:layer="layout" svg:width="6.9cm" svg:height="2.1cm" svg:x="2.4cm" svg:y="20.5cm">
          <text:p text:style-name="P1">I + 1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6.6cm" svg:height="2.1cm" svg:x="2.5cm" svg:y="17.3cm">
          <text:p text:style-name="P1">Iloczyn = iloczyn * a 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.625cm" svg:y1="16.3cm" svg:x2="5.8cm" svg:y2="17.3cm" draw:start-shape="id2" draw:start-glue-point="7" draw:end-shape="id7" draw:end-glue-point="0" svg:d="M5625 16300v501h175v499" svg:viewBox="0 0 176 1001">
          <text:p/>
        </draw:connector>
        <draw:connector draw:style-name="gr7" draw:text-style-name="P1" draw:layer="layout" svg:x1="5.8cm" svg:y1="19.4cm" svg:x2="5.85cm" svg:y2="20.5cm" draw:start-shape="id7" draw:start-glue-point="2" draw:end-shape="id8" draw:end-glue-point="0" svg:d="M5800 19400v550h50v550" svg:viewBox="0 0 51 1101">
          <text:p/>
        </draw:connector>
        <draw:custom-shape draw:style-name="gr12" draw:text-style-name="P1" xml:id="id9" draw:id="id9" draw:layer="layout" svg:width="7.4cm" svg:height="2.6cm" svg:x="10.5cm" svg:y="17.2cm">
          <text:p text:style-name="P1">Wypisz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12.8cm" svg:y1="15cm" svg:x2="14.2cm" svg:y2="17.2cm" draw:start-shape="id1" draw:start-glue-point="6" draw:end-shape="id9" draw:end-glue-point="5" svg:d="M12800 15000v1101h1400v1099" svg:viewBox="0 0 1401 2201">
          <text:p text:style-name="P1">Nie</text:p>
          <text:p text:style-name="P1"/>
        </draw:connector>
        <draw:connector draw:style-name="gr7" draw:text-style-name="P1" draw:layer="layout" svg:x1="12.8cm" svg:y1="11.2cm" svg:x2="2.4cm" svg:y2="21.55cm" draw:start-shape="id1" draw:start-glue-point="4" draw:end-shape="id8" draw:end-glue-point="3" svg:d="M12800 11200v-501h-10901v10851h501" svg:viewBox="0 0 10902 10852">
          <text:p/>
        </draw:connector>
        <draw:connector draw:style-name="gr7" draw:text-style-name="P1" draw:layer="layout" svg:x1="14.2cm" svg:y1="19.8cm" svg:x2="10.05cm" svg:y2="26cm" draw:start-shape="id9" draw:start-glue-point="8" draw:end-shape="id10" svg:d="M14200 19800v3101h-4150v3099" svg:viewBox="0 0 4151 6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0:59:27.933319803</meta:creation-date>
    <dc:date>2018-11-28T11:19:30.058553304</dc:date>
    <meta:editing-duration>PT9M52S</meta:editing-duration>
    <meta:editing-cycles>1</meta:editing-cycles>
    <meta:document-statistic meta:object-count="20"/>
    <meta:generator>LibreOffice/6.0.6.2$Linux_X86_64 LibreOffice_project/00m0$Build-2</meta:generator>
  </office:meta>
</office:document-meta>
</file>